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2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zas [h]</text:p>
          </table:table-cell>
          <table:table-cell table:style-name="ce1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1.07.2020</text:p>
          </table:table-cell>
          <table:table-cell table:style-name="ce3" office:value-type="float" office:value="1.5" calcext:value-type="float">
            <text:p>1,5</text:p>
          </table:table-cell>
          <table:table-cell table:style-name="ce1" office:value-type="string" calcext:value-type="string">
            <text:p>Udział w webinarze "Wprowadzenie do Hacktyk / Scrum praktycznie - początek"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zysty kod na przykładzie Kotlina </text:p>
          </table:table-cell>
        </table:table-row>
        <table:table-row table:style-name="ro1">
          <table:table-cell table:style-name="ce6" office:value-type="date" office:date-value="2020-07-02" calcext:value-type="date">
            <text:p>2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mówienie gitflow na przykładzie CI/CD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łędy programistów przy pisaniu zapytań bazodanowych (i nie tylko) </text:p>
          </table:table-cell>
        </table:table-row>
        <table:table-row table:style-name="ro1">
          <table:table-cell table:style-name="ce6" office:value-type="date" office:date-value="2020-07-03" calcext:value-type="date">
            <text:p>3.07.202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Java + Spring + TDD = &lt;3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prowadzenie w świat testowania oprogramowania </text:p>
          </table:table-cell>
        </table:table-row>
        <table:table-row table:style-name="ro1">
          <table:table-cell table:style-name="ce6" office:value-type="date" office:date-value="2020-07-06" calcext:value-type="date">
            <text:p>6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SP.NET Core Web API + Entity Framework Co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k się integrować (z REST API) </text:p>
          </table:table-cell>
        </table:table-row>
        <table:table-row table:style-name="ro1">
          <table:table-cell table:style-name="ce6" office:value-type="date" office:date-value="2020-07-07" calcext:value-type="date">
            <text:p>7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odstawy Fluttera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act crash course </text:p>
          </table:table-cell>
        </table:table-row>
        <table:table-row table:style-name="ro1">
          <table:table-cell table:style-name="ce6" office:value-type="date" office:date-value="2020-07-08" calcext:value-type="date">
            <text:p>8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zybkie myki na lepsze produkty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vaScript i jego mechanizmy </text:p>
          </table:table-cell>
        </table:table-row>
        <table:table-row table:style-name="ro1">
          <table:table-cell table:style-name="ce6" office:value-type="date" office:date-value="2020-07-10" calcext:value-type="date">
            <text:p>10.07.202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Zespołowe omówienie projektu i wybór technologi.</text:p>
          </table:table-cell>
        </table:table-row>
        <table:table-row table:style-name="ro1">
          <table:table-cell table:style-name="ce6" office:value-type="date" office:date-value="2020-07-11" calcext:value-type="date">
            <text:p>11.07.202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Omówienie planu działania, wyglądu aplikacji i wyglądu bazy danych.</text:p>
          </table:table-cell>
        </table:table-row>
        <table:table-row table:style-name="ro1">
          <table:table-cell table:style-name="ce6" office:value-type="date" office:date-value="2020-07-12" calcext:value-type="date">
            <text:p>12.07.202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stępny podział pracy i omówienie założeń projektowych.</text:p>
          </table:table-cell>
        </table:table-row>
        <table:table-row table:style-name="ro1">
          <table:table-cell table:style-name="ce6" office:value-type="date" office:date-value="2020-07-13" calcext:value-type="date">
            <text:p>13.07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cjalizacja projekt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tworzenie navbaru dla usera.</text:p>
          </table:table-cell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Prototypowanie aplikacji.</text:p>
          </table:table-cell>
        </table:table-row>
        <table:table-row table:style-name="ro1">
          <table:table-cell table:style-name="ce6" office:value-type="date" office:date-value="2020-07-14" calcext:value-type="date">
            <text:p>14.07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worzenie navbaru dla administratora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lementacja React routera na stronie administratora i użytkownika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owanie aplikacj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nowanie i projektowanie interface.</text:p>
          </table:table-cell>
        </table:table-row>
        <table:table-row table:style-name="ro1">
          <table:table-cell table:style-name="ce6" office:value-type="date" office:date-value="2020-07-15" calcext:value-type="date">
            <text:p>15.07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nie formularza dodawania aut po stronie admina.</text:p>
          </table:table-cell>
        </table:table-row>
        <table:table-row table:style-name="ro1">
          <table:table-cell table:style-name="ce6" office:value-type="date" office:date-value="2020-07-17" calcext:value-type="date">
            <text:p>17.07.2020</text:p>
          </table:table-cell>
          <table:table-cell table:style-name="ce9" office:value-type="float" office:value="1.5" calcext:value-type="float">
            <text:p>1,5</text:p>
          </table:table-cell>
          <table:table-cell office:value-type="string" calcext:value-type="string">
            <text:p>Zmiana wyglądu navbara.</text:p>
          </table:table-cell>
        </table:table-row>
        <table:table-row table:style-name="ro1">
          <table:table-cell table:style-name="ce6" office:value-type="date" office:date-value="2020-07-18" calcext:value-type="date">
            <text:p>18.07.2020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rzygotowanie do pracy z readux toolkit.</text:p>
          </table:table-cell>
        </table:table-row>
        <table:table-row table:style-name="ro1">
          <table:table-cell table:style-name="ce6" office:value-type="date" office:date-value="2020-07-20" calcext:value-type="date">
            <text:p>20.07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nie modułu usuwania pracowników.</text:p>
          </table:table-cell>
        </table:table-row>
        <table:table-row table:style-name="ro1">
          <table:table-cell table:style-name="ce6" office:value-type="date" office:date-value="2020-07-23" calcext:value-type="date">
            <text:p>23.07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nie formularza rezerwacji samochodow.</text:p>
          </table:table-cell>
        </table:table-row>
        <table:table-row table:style-name="ro1">
          <table:table-cell table:style-name="ce6" office:value-type="date" office:date-value="2020-07-25" calcext:value-type="date">
            <text:p>25.07.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miana navbara i dodanie formularza zglaszania usterek.</text:p>
          </table:table-cell>
        </table:table-row>
        <table:table-row table:style-name="ro1"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Refaktoryzacja kodu.</text:p>
          </table:table-cell>
        </table:table-row>
        <table:table-row table:style-name="ro1">
          <table:table-cell table:style-name="ce6" office:value-type="date" office:date-value="2020-07-27" calcext:value-type="date">
            <text:p>27.07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nie nowego stora i jego obsługa.</text:p>
          </table:table-cell>
        </table:table-row>
        <table:table-row table:style-name="ro1">
          <table:table-cell table:style-name="ce6" office:value-type="date" office:date-value="2020-07-28" calcext:value-type="date">
            <text:p>28.07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ktoryzacja kodu.</text:p>
          </table:table-cell>
        </table:table-row>
        <table:table-row table:style-name="ro1">
          <table:table-cell table:style-name="ce6" office:value-type="date" office:date-value="2020-08-04" calcext:value-type="date">
            <text:p>4.08.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prawa błędów oraz poprawa formularza dodawania aut.</text:p>
          </table:table-cell>
        </table:table-row>
        <table:table-row table:style-name="ro1">
          <table:table-cell table:style-name="ce6" office:value-type="date" office:date-value="2020-08-05" calcext:value-type="date">
            <text:p>5.08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figuracja redux toolkita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danie nowych funkcjonalności do add car modul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gracja z backendem.</text:p>
          </table:table-cell>
        </table:table-row>
        <table:table-row table:style-name="ro1">
          <table:table-cell table:style-name="ce6" office:value-type="date" office:date-value="2020-08-06" calcext:value-type="date">
            <text:p>6.08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ktoryzacja kodu.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gracja modulu dodawania samochodów do bazy danych.</text:p>
          </table:table-cell>
        </table:table-row>
        <table:table-row table:style-name="ro1">
          <table:table-cell table:style-name="ce6" office:value-type="date" office:date-value="2020-08-07" calcext:value-type="date">
            <text:p>7.08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ożliwienie dodawania zdjęć samochodów do bazy danych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prawa działania modułu dodawania samochodów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danie informacji o parkingu pojazdu do modułu dodawania samochodów.</text:p>
          </table:table-cell>
        </table:table-row>
        <table:table-row table:style-name="ro1">
          <table:table-cell table:style-name="ce6" office:value-type="date" office:date-value="2020-08-10" calcext:value-type="date">
            <text:p>10.08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danie nowej zmiennej i jej obsługa w formularzu dodawania aut+ poprawa błędów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prawa działania navbaru+ stworzenie footera dla użytkownika i admina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prawa wizualna i poprawa działania footera.</text:p>
          </table:table-cell>
        </table:table-row>
        <table:table-row table:style-name="ro1">
          <table:table-cell table:style-name="ce6" office:value-type="date" office:date-value="2020-08-11" calcext:value-type="date">
            <text:p>11.08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óba pobrania i wyświetlenia zdjęć z bazy danych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faktoryzacja kodu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prawy footera.</text:p>
          </table:table-cell>
        </table:table-row>
        <table:table-row table:style-name="ro1">
          <table:table-cell table:style-name="ce6" office:value-type="date" office:date-value="2020-08-12" calcext:value-type="date">
            <text:p>12.08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wanie działania aplikacj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danie walidacji do formularzu dodawania aut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aplanowanie wizualnej integracji aplikacj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bsługa zdjęć po stronie frontendu.</text:p>
          </table:table-cell>
        </table:table-row>
        <table:table-row table:style-name="ro1">
          <table:table-cell table:style-name="ce6" office:value-type="date" office:date-value="2020-08-13" calcext:value-type="date">
            <text:p>13.08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związywanie problemów z konfliktam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bsługa zapytań do backendu w your cars modlu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danie historii wypożyczeń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danie oczekujących wypożyczeń.</text:p>
          </table:table-cell>
        </table:table-row>
        <table:table-row table:style-name="ro1">
          <table:table-cell table:style-name="ce6" office:value-type="date" office:date-value="2020-08-14" calcext:value-type="date">
            <text:p>14.08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aktoryzacja kod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prawienie formularza oddawania aut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bsługa oddawania aut po stronie frontendu.</text:p>
          </table:table-cell>
        </table:table-row>
        <table:table-row table:style-name="ro1">
          <table:table-cell table:style-name="ce6" office:value-type="date" office:date-value="2020-08-15" calcext:value-type="date">
            <text:p>15.08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anie i usprawnienie działania oddania auta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danie zgłoszenia usterki auta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prawa dodawania zdjęć do aut w formularzu dodawania auta.</text:p>
          </table:table-cell>
        </table:table-row>
        <table:table-row table:style-name="ro1">
          <table:table-cell table:style-name="ce6" office:value-type="date" office:date-value="2020-08-17" calcext:value-type="date">
            <text:p>17.08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planowanie modułu rezerwacji po stronie użytkownik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cja modułu rezerwacji samochodów po stronie użytkownika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prawa błędów w module rezerwacji.</text:p>
          </table:table-cell>
        </table:table-row>
        <table:table-row table:style-name="ro1">
          <table:table-cell table:style-name="ce6" office:value-type="date" office:date-value="2020-08-18" calcext:value-type="date">
            <text:p>18.08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prawa formularza rezerwacji samochodów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zyszczenie kod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rawdzenie działania aplikacji i usunięcie errorów.</text:p>
          </table:table-cell>
        </table:table-row>
        <table:table-row table:style-name="ro1">
          <table:table-cell table:style-name="ce6" office:value-type="date" office:date-value="2020-08-19" calcext:value-type="date">
            <text:p>19.08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rawa formularza wyboru samochod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zyszczenie kodu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owanie aplikacji.</text:p>
          </table:table-cell>
        </table:table-row>
        <table:table-row table:style-name="ro1">
          <table:table-cell table:style-name="ce6" office:value-type="date" office:date-value="2020-08-20" calcext:value-type="date">
            <text:p>20.08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anie alertów do formularza rezerwacji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danie alertów do formularza zakończonej rezerwacji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danie alertów do formularza dodawania samochodow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zualne upiększenie aplikacji.</text:p>
          </table:table-cell>
        </table:table-row>
        <table:table-row table:style-name="ro1">
          <table:table-cell table:style-name="ce6" office:value-type="date" office:date-value="2020-08-21" calcext:value-type="date">
            <text:p>21.08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wanie drobnych usterek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danie icon do formularza rezerwacji samochodów.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formula="of:=SUM([.B2:.B82])" office:value-type="float" office:value="174" calcext:value-type="float">
            <text:p>1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.00.0000</text:date>, <text:time style:data-style-name="N2" text:time-value="11:11:31.29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5:38:19.906000000</meta:creation-date>
    <dc:date>2020-08-21T11:18:12.856000000</dc:date>
    <meta:editing-duration>PT10H57M37S</meta:editing-duration>
    <meta:editing-cycles>21</meta:editing-cycles>
    <meta:generator>LibreOffice/6.4.4.2$Windows_X86_64 LibreOffice_project/3d775be2011f3886db32dfd395a6a6d1ca2630ff</meta:generator>
    <meta:document-statistic meta:table-count="1" meta:cell-count="188" meta:object-count="0"/>
    <meta:user-defined meta:name="ProgId">Excel.Sheet</meta:user-defined>
  </office:meta>
</office:document-meta>
</file>